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layer="layout" svg:width="0.769cm" svg:height="0.602cm" svg:x="3.731cm" svg:y="0.67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1.432cm" svg:height="0.602cm" svg:x="4.613cm" svg:y="1.1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0.688cm" svg:height="0.602cm" svg:x="3.278cm" svg:y="1.48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2" draw:text-style-name="P1" draw:layer="layout" svg:x1="1.042cm" svg:y1="2.069cm" svg:x2="3.643cm" svg:y2="2.071cm">
          <text:p/>
        </draw:line>
        <draw:frame draw:style-name="gr1" draw:layer="layout" svg:width="0.595cm" svg:height="0.602cm" svg:x="2.014cm" svg:y="2.44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2" draw:text-style-name="P1" draw:layer="layout" svg:x1="1.04cm" svg:y1="2.071cm" svg:x2="2.126cm" svg:y2="2.698cm">
          <text:p/>
        </draw:line>
        <draw:line draw:style-name="gr2" draw:text-style-name="P1" draw:layer="layout" svg:x1="3.636cm" svg:y1="2.07cm" svg:x2="4.103cm" svg:y2="2.352cm">
          <text:p/>
        </draw:line>
        <draw:line draw:style-name="gr2" draw:text-style-name="P1" draw:layer="layout" svg:x1="4.097cm" svg:y1="2.353cm" svg:x2="4.724cm" svg:y2="1.267cm">
          <text:p/>
        </draw:line>
        <draw:line draw:style-name="gr2" draw:text-style-name="P1" draw:layer="layout" svg:x1="1.044cm" svg:y1="2.069cm" svg:x2="4.72cm" svg:y2="1.269cm">
          <text:p/>
        </draw:line>
        <draw:frame draw:style-name="gr1" draw:layer="layout" svg:width="0.434cm" svg:height="0.469cm" svg:x="1.615cm" svg:y="2.05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476cm" svg:height="0.469cm" svg:x="2.288cm" svg:y="1.65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1.084cm" svg:height="0.602cm" svg:x="3.719cm" svg:y="2.341cm"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dc:date>2011-06-23T18:03:04</dc:date>
    <dc:creator>khalid khan</dc:creator>
    <meta:editing-duration>PT00H13M18S</meta:editing-duration>
    <meta:editing-cycles>2</meta:editing-cycles>
    <meta:document-statistic meta:object-count="1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E</math:mi>
            <math:mi math:fontstyle="italic">af</math:mi>
          </math:msub>
          <math:mo math:stretchy="false">ˆ</math:mo>
        </math:mover>
      </math:mrow>
    </math:mstyle>
    <math:annotation math:encoding="StarMath 5.0">bold hat E_af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 math:stretchy="false">σ</math:mo>
    <math:annotation math:encoding="StarMath 5.0">%sigma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j</math:mi>
      <math:mstyle math:fontweight="bold">
        <math:mrow>
          <math:mover math:accent="true">
            <math:msub>
              <math:mi>I</math:mi>
              <math:mi>a</math:mi>
            </math:msub>
            <math:mo math:stretchy="false">ˆ</math:mo>
          </math:mover>
        </math:mrow>
      </math:mstyle>
      <math:msub>
        <math:mi>X</math:mi>
        <math:mi>s</math:mi>
      </math:msub>
    </math:mrow>
    <math:annotation math:encoding="StarMath 5.0">j bold { hat {I_a}} X_s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V</math:mi>
            <math:mi>a</math:mi>
          </math:msub>
          <math:mo math:stretchy="false">ˆ</math:mo>
        </math:mover>
      </math:mrow>
    </math:mstyle>
    <math:annotation math:encoding="StarMath 5.0">bold hat V_a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over math:accent="true">
            <math:msub>
              <math:mi>I</math:mi>
              <math:mi>a</math:mi>
            </math:msub>
            <math:mo math:stretchy="false">ˆ</math:mo>
          </math:mover>
        </math:mrow>
      </math:mstyle>
      <math:msub>
        <math:mi>R</math:mi>
        <math:mi>a</math:mi>
      </math:msub>
    </math:mrow>
    <math:annotation math:encoding="StarMath 5.0">bold {hat {I_a}} R_a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I</math:mi>
            <math:mi>a</math:mi>
          </math:msub>
          <math:mo math:stretchy="false">ˆ</math:mo>
        </math:mover>
      </math:mrow>
    </math:mstyle>
    <math:annotation math:encoding="StarMath 5.0">bold hat I_a</math:annotation>
  </math:semantics>
</math:math>
</file>